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6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6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6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6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6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6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7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7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text-position="super 58%" fo:font-style="italic" style:font-style-asian="italic" style:font-style-complex="italic"/>
    </style:style>
    <style:style style:name="T68" style:family="text">
      <style:text-properties style:font-name="Times New Roman" fo:language="en" fo:country="US" style:font-name-complex="Symbol"/>
    </style:style>
    <style:style style:name="T69" style:family="text">
      <style:text-properties style:text-underline-style="none"/>
    </style:style>
    <style:style style:name="T70" style:family="text">
      <style:text-properties style:font-name="sans-serif" fo:language="en" fo:country="US" style:font-name-complex="Arial"/>
    </style:style>
    <style:style style:name="T71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2" style:family="text">
      <style:text-properties style:font-name="sans-serif" fo:font-size="9pt" fo:language="en" fo:country="US" style:font-size-asian="9pt" style:font-name-complex="Arial" style:font-size-complex="9pt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font-name="sans-serif" fo:font-size="6pt" fo:language="en" fo:country="US" style:font-size-asian="6pt" style:font-name-complex="Arial" style:font-size-complex="6pt"/>
    </style:style>
    <style:style style:name="T7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6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7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1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1">Measurement range for:</text:span><text:span text:style-name="T70"><text:line-break/></text:span><text:span text:style-name="T72"><text:tab/>-</text:span><text:span text:style-name="Знак_20_примечания"><text:span text:style-name="T75"> <text:s/></text:span></text:span><text:span text:style-name="T72">i</text:span><text:span text:style-name="T73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5"> <text:s/></text:span></text:span><text:span text:style-name="T72">i</text:span><text:span text:style-name="T73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4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7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7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7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8"><text:tab/>-</text:span><text:span text:style-name="Знак_20_примечания"><text:span text:style-name="T76"> <text:s/>a</text:span></text:span><text:span text:style-name="T78">ir temperature<text:tab/><text:tab/><text:tab/><text:tab/><text:tab/><text:tab/>+$temp °C<text:line-break/><text:tab/>- </text:span><text:span text:style-name="Знак_20_примечания"><text:span text:style-name="T76"><text:s/>r</text:span></text:span><text:span text:style-name="T78">elative humidity<text:tab/><text:tab/><text:tab/><text:tab/><text:tab/>$vlag %<text:line-break/><text:tab/>-</text:span><text:span text:style-name="Знак_20_примечания"><text:span text:style-name="T76"> <text:s/>g</text:span></text:span><text:span text:style-name="T78">amma radiation background<text:tab/><text:tab/><text:tab/><text:tab/>$bground <text:s/></text:span><text:span text:style-name="T81">nSv/h</text:span></text:p>
      <text:p text:style-name="P50"/>
      <text:p text:style-name="P51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80">-</text:span></text:span><text:span text:style-name="Знак_20_примечания"><text:span text:style-name="T79"> $eng_facility_110;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A </text:span><text:span text:style-name="T19">(</text:span><text:span text:style-name="T68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19">at check point</text:span>,</text:p>
            <text:p text:style-name="P36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2"><text:span text:style-name="T19">Average value</text:span>, </text:p>
            <text:p text:style-name="P33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1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1">±15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1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A </text:span><text:span text:style-name="T19">(</text:span><text:span text:style-name="T68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1">Ḣ</text:span><text:span text:style-name="T40">oi</text:span><text:span text:style-name="T53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9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</text:span><text:span text:style-name="T35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14"><text:span text:style-name="T62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0:52.58</dc:date>
    <meta:editing-duration>P3DT15H39M32S</meta:editing-duration>
    <meta:editing-cycles>453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291"/>
  </office:meta>
</office:document-meta>
</file>